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udra K</text:p>
          </table:table-cell>
          <table:table-cell office:value-type="string">
            <text:p>audr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Belle Cabuhat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arli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HINOSO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rnest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66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 Tuz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Jose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93]" office:value-type="string" office:string-value="kdog77">
            <text:p>kdog77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ke7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onHear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Liqui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119]" office:value-type="string" office:string-value="MasterBlaster">
            <text:p>MasterBlas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x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frankl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139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143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nad23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naD23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J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J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n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nh 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ant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162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lut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luto2</text:p>
          </table:table-cell>
          <table:table-cell office:value-type="string">
            <text:p>Plut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riscill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redeyede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ard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office:value-type="string">
            <text:p>THC</text:p>
          </table:table-cell>
          <table:table-cell table:formula="of:=[.A204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mctmc</text:p>
          </table:table-cell>
          <table:table-cell office:value-type="string">
            <text:p>tmct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209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d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Wade2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table:formula="of:=[.A216]" office:value-type="string" office:string-value="WadeForMe">
            <text:p>WadeForM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218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2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2">07/22/2019</text:date>, <text:time>08:2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7-22T08:27:38</dc:date>
    <dc:creator>Skip Perry</dc:creator>
    <meta:editing-duration>PT3H36M29S</meta:editing-duration>
    <meta:editing-cycles>165</meta:editing-cycles>
    <meta:document-statistic meta:table-count="1" meta:cell-count="525" meta:object-count="0"/>
  </office:meta>
</office:document-meta>
</file>